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3" style:master-page-name="MP0" style:family="paragraph">
      <style:paragraph-properties fo:break-before="page"/>
    </style:style>
    <style:style style:name="P2" style:parent-style-name="PreformattedText" style:family="paragraph">
      <style:paragraph-properties fo:margin-bottom="0.1965in"/>
    </style:style>
    <style:style style:name="P3" style:parent-style-name="PreformattedText" style:family="paragraph">
      <style:paragraph-properties fo:margin-bottom="0.1965in"/>
    </style:style>
    <style:style style:name="P4" style:parent-style-name="PreformattedText" style:family="paragraph">
      <style:paragraph-properties fo:margin-bottom="0.1965in"/>
    </style:style>
    <style:style style:name="P5" style:parent-style-name="PreformattedText" style:family="paragraph">
      <style:paragraph-properties fo:margin-bottom="0.1965in"/>
    </style:style>
    <style:style style:name="P6" style:parent-style-name="PreformattedText" style:family="paragraph">
      <style:paragraph-properties fo:margin-bottom="0.1965in"/>
    </style:style>
    <style:style style:name="P7" style:parent-style-name="PreformattedText" style:family="paragraph">
      <style:paragraph-properties fo:margin-bottom="0.1965in"/>
    </style:style>
    <style:style style:name="P8" style:parent-style-name="PreformattedText" style:family="paragraph">
      <style:paragraph-properties fo:margin-bottom="0.1965in"/>
    </style:style>
    <style:style style:name="P9" style:parent-style-name="PreformattedText" style:family="paragraph">
      <style:paragraph-properties fo:margin-bottom="0.1965in"/>
    </style:style>
    <style:style style:name="P10" style:parent-style-name="PreformattedText" style:family="paragraph">
      <style:paragraph-properties fo:margin-bottom="0.1965in"/>
    </style:style>
    <style:style style:name="P11" style:parent-style-name="PreformattedText" style:family="paragraph">
      <style:paragraph-properties fo:margin-bottom="0.1965in"/>
    </style:style>
    <style:style style:name="P12" style:parent-style-name="PreformattedText" style:family="paragraph">
      <style:paragraph-properties fo:margin-bottom="0.1965in"/>
    </style:style>
    <style:style style:name="P13" style:parent-style-name="PreformattedText" style:family="paragraph">
      <style:paragraph-properties fo:margin-bottom="0.1965in"/>
    </style:style>
    <style:style style:name="P14" style:parent-style-name="PreformattedText" style:family="paragraph">
      <style:paragraph-properties fo:margin-bottom="0.1965in"/>
    </style:style>
    <style:style style:name="P15" style:parent-style-name="PreformattedText" style:family="paragraph">
      <style:paragraph-properties fo:margin-bottom="0.1965in"/>
    </style:style>
    <style:style style:name="P16" style:parent-style-name="PreformattedText" style:family="paragraph">
      <style:paragraph-properties fo:margin-bottom="0.1965in"/>
    </style:style>
    <style:style style:name="P17" style:parent-style-name="PreformattedText" style:family="paragraph">
      <style:paragraph-properties fo:margin-bottom="0.1965in"/>
    </style:style>
    <style:style style:name="P18" style:parent-style-name="PreformattedText" style:family="paragraph">
      <style:paragraph-properties fo:margin-bottom="0.1965in"/>
    </style:style>
    <style:style style:name="P19" style:parent-style-name="PreformattedText" style:family="paragraph">
      <style:paragraph-properties fo:margin-bottom="0.1965in"/>
    </style:style>
    <style:style style:name="P20" style:parent-style-name="PreformattedText" style:family="paragraph">
      <style:paragraph-properties fo:margin-bottom="0.1965in"/>
    </style:style>
    <style:style style:name="P21" style:parent-style-name="PreformattedText" style:family="paragraph">
      <style:paragraph-properties fo:margin-bottom="0.1965in"/>
    </style:style>
    <style:style style:name="P22" style:parent-style-name="PlainText" style:family="paragraph">
      <style:text-properties style:font-name="Courier New" style:font-name-complex="Courier New"/>
    </style:style>
  </office:automatic-styles>
  <office:body>
    <office:text text:use-soft-page-breaks="true">
      <text:h text:style-name="P1" text:outline-level="3"><text:span text:style-name="StrongEmphasis">1. Variable Declaration in Scala:</text:span></text:h>
      <text:p text:style-name="PreformattedText"><text:span text:style-name="SourceText">var Var1: String = "Ankit"</text:span></text:p>
      <text:p text:style-name="PreformattedText"><text:span text:style-name="SourceText">val Var2: String = "Ankit"</text:span></text:p>
      <text:p text:style-name="PreformattedText"/>
      <text:p text:style-name="PreformattedText"><text:span text:style-name="SourceText">var Var4 = 2</text:span></text:p>
      <text:p text:style-name="PreformattedText"><text:span text:style-name="SourceText">var Var5 = 3</text:span></text:p>
      <text:p text:style-name="PreformattedText"><text:span text:style-name="SourceText">Var4 + Var5 // Output: 5</text:span></text:p>
      <text:p text:style-name="PreformattedText"/>
      <text:p text:style-name="P2"><text:span text:style-name="SourceText">Var4 ==<text:s/></text:span><text:span text:style-name="SourceText">Var5 // Output: false</text:span></text:p>
      <text:h text:style-name="Heading4" text:outline-level="4"><text:span text:style-name="StrongEmphasis">Output:</text:span></text:h>
      <text:p text:style-name="PreformattedText"><text:span text:style-name="SourceText">Var4: Int = 2</text:span></text:p>
      <text:p text:style-name="PreformattedText"><text:span text:style-name="SourceText">Var5: Int = 3</text:span></text:p>
      <text:p text:style-name="PreformattedText"><text:span text:style-name="SourceText">res1: Int = 5</text:span></text:p>
      <text:p text:style-name="P3"><text:span text:style-name="SourceText">res2: Boolean = false</text:span></text:p>
      <text:p text:style-name="HorizontalLine"/>
      <text:h text:style-name="Heading3" text:outline-level="3"><text:span text:style-name="StrongEmphasis">2. Using If-Else Expression in Scala:</text:span></text:h>
      <text:p text:style-name="PreformattedText"><text:span text:style-name="SourceText">var Var3 = 1</text:span></text:p>
      <text:p text:style-name="PreformattedText"><text:span text:style-name="SourceText">if (Var3 == 1) {</text:span></text:p>
      <text:p text:style-name="PreformattedText"><text:span text:style-name="SourceText"><text:s text:c="2"/>println("True")</text:span></text:p>
      <text:p text:style-name="PreformattedText"><text:span text:style-name="SourceText">} else {</text:span></text:p>
      <text:p text:style-name="PreformattedText"><text:span text:style-name="SourceText"><text:s text:c="2"/>println("False")</text:span></text:p>
      <text:p text:style-name="P4"><text:span text:style-name="SourceText">}</text:span></text:p>
      <text:h text:style-name="Heading4" text:outline-level="4"><text:span text:style-name="StrongEmphasis">Output:</text:span></text:h>
      <text:p text:style-name="P5"><text:span text:style-name="SourceText">True</text:span></text:p>
      <text:p text:style-name="HorizontalLine"/>
      <text:h text:style-name="Heading3" text:outline-level="3"><text:span text:style-name="StrongEmphasis">3. Iteration in Scala<text:s/></text:span><text:span text:style-name="StrongEmphasis">using For Loop:</text:span></text:h>
      <text:p text:style-name="PreformattedText"><text:span text:style-name="SourceText">for (a &lt;- 1 to 10) {</text:span></text:p>
      <text:p text:style-name="PreformattedText"><text:span text:style-name="SourceText"><text:s text:c="2"/>println("Value of a: " + a)</text:span></text:p>
      <text:p text:style-name="P6"><text:span text:style-name="SourceText">}</text:span></text:p>
      <text:h text:style-name="Heading4" text:outline-level="4"><text:span text:style-name="StrongEmphasis">Output:</text:span></text:h>
      <text:p text:style-name="PreformattedText"><text:span text:style-name="SourceText">Value of a: 1</text:span></text:p>
      <text:p text:style-name="PreformattedText"><text:span text:style-name="SourceText">Value of a: 2</text:span></text:p>
      <text:p text:style-name="PreformattedText"><text:span text:style-name="SourceText">Value of a: 3</text:span></text:p>
      <text:p text:style-name="PreformattedText"><text:span text:style-name="SourceText">Value of a: 4</text:span></text:p>
      <text:p text:style-name="PreformattedText"><text:span text:style-name="SourceText">Value of a: 5</text:span></text:p>
      <text:p text:style-name="PreformattedText"><text:span text:style-name="SourceText">Value of a: 6</text:span></text:p>
      <text:p text:style-name="PreformattedText"><text:span text:style-name="SourceText">Value of a: 7</text:span></text:p>
      <text:p text:style-name="PreformattedText"><text:span text:style-name="SourceText">Value of a: 8</text:span></text:p>
      <text:soft-page-break/>
      <text:p text:style-name="PreformattedText"><text:span text:style-name="SourceText">Value of a: 9</text:span></text:p>
      <text:p text:style-name="P7"><text:span text:style-name="SourceText">Value of a: 10</text:span></text:p>
      <text:p text:style-name="HorizontalLine"/>
      <text:h text:style-name="Heading3" text:outline-level="3"><text:span text:style-name="StrongEmphasis">4. Declaring a Simple<text:s/></text:span><text:span text:style-name="StrongEmphasis">Function in Scala:</text:span></text:h>
      <text:p text:style-name="PreformattedText"><text:span text:style-name="SourceText">def mul2(m: Int): Int = m * 10</text:span></text:p>
      <text:p text:style-name="PreformattedText"/>
      <text:p text:style-name="P8"><text:span text:style-name="SourceText">mul2(2) <text:s/>// Output: 20</text:span></text:p>
      <text:h text:style-name="Heading4" text:outline-level="4"><text:span text:style-name="StrongEmphasis">Output:</text:span></text:h>
      <text:p text:style-name="P9"><text:span text:style-name="SourceText">res9: Int = 20</text:span></text:p>
      <text:p text:style-name="HorizontalLine"/>
      <text:h text:style-name="Heading3" text:outline-level="3"><text:span text:style-name="StrongEmphasis">5. Working with Arrays in Scala:</text:span></text:h>
      <text:p text:style-name="PreformattedText"><text:span text:style-name="SourceText">var name = Array("Faizan", "Swati", "Kavya", "Deepak", "Deepak")</text:span></text:p>
      <text:p text:style-name="PreformattedText"><text:span text:style-name="SourceText">name(0) = "jal"</text:span></text:p>
      <text:p text:style-name="PreformattedText"><text:span text:style-name="SourceText">name(1) = "Faizy"</text:span></text:p>
      <text:p text:style-name="PreformattedText"><text:span text:style-name="SourceText">name(2) = "Expert in deep<text:s/></text:span><text:span text:style-name="SourceText">learning"</text:span></text:p>
      <text:p text:style-name="P10"><text:span text:style-name="SourceText">println(name.mkString(", "))</text:span></text:p>
      <text:h text:style-name="Heading4" text:outline-level="4"><text:span text:style-name="StrongEmphasis">Output:</text:span></text:h>
      <text:p text:style-name="P11"><text:span text:style-name="SourceText">jal, Faizy, Expert in deep learning, Deepak, Deepak</text:span></text:p>
      <text:p text:style-name="HorizontalLine"/>
      <text:h text:style-name="Heading3" text:outline-level="3"><text:span text:style-name="StrongEmphasis">6. Simple "Hello World" Program in Scala:</text:span></text:h>
      <text:p text:style-name="PreformattedText"><text:span text:style-name="SourceText">object HelloWorld {</text:span></text:p>
      <text:p text:style-name="PreformattedText"><text:span text:style-name="SourceText"><text:s text:c="2"/>def main(args: Array[String]): Unit = {</text:span></text:p>
      <text:p text:style-name="PreformattedText"><text:span text:style-name="SourceText"><text:s text:c="4"/>println("Hello, world!")</text:span></text:p>
      <text:p text:style-name="PreformattedText"><text:span text:style-name="SourceText"><text:s text:c="2"/>}</text:span></text:p>
      <text:p text:style-name="P12"><text:span text:style-name="SourceText">}</text:span></text:p>
      <text:h text:style-name="Heading4" text:outline-level="4"><text:span text:style-name="StrongEmphasis">Output:</text:span></text:h>
      <text:p text:style-name="P13"><text:span text:style-name="SourceText">Hello, wo</text:span><text:span text:style-name="SourceText">rld!</text:span></text:p>
      <text:p text:style-name="HorizontalLine"/>
      <text:h text:style-name="Heading3" text:outline-level="3"><text:span text:style-name="StrongEmphasis">7. Scala Program using Apache Spark:</text:span></text:h>
      <text:p text:style-name="PreformattedText"><text:span text:style-name="SourceText">// Importing Spark libraries</text:span></text:p>
      <text:p text:style-name="PreformattedText"><text:span text:style-name="SourceText">import org.apache.spark.sql.SparkSession</text:span></text:p>
      <text:p text:style-name="PreformattedText"/>
      <text:p text:style-name="PreformattedText"><text:span text:style-name="SourceText">object SparkExample {</text:span></text:p>
      <text:p text:style-name="PreformattedText"><text:span text:style-name="SourceText"><text:s text:c="2"/>def main(args: Array[String]): Unit = {</text:span></text:p>
      <text:soft-page-break/>
      <text:p text:style-name="PreformattedText"><text:span text:style-name="SourceText"><text:s text:c="4"/>// Initialize Spark session</text:span></text:p>
      <text:p text:style-name="PreformattedText"><text:span text:style-name="SourceText"><text:s text:c="4"/>val spark =<text:s/></text:span><text:span text:style-name="SourceText">SparkSession.builder()</text:span></text:p>
      <text:p text:style-name="PreformattedText"><text:span text:style-name="SourceText"><text:s text:c="6"/>.appName("Simple Spark Example")</text:span></text:p>
      <text:p text:style-name="PreformattedText"><text:span text:style-name="SourceText"><text:s text:c="6"/>.master("local")</text:span></text:p>
      <text:p text:style-name="PreformattedText"><text:span text:style-name="SourceText"><text:s text:c="6"/>.getOrCreate()</text:span></text:p>
      <text:p text:style-name="PreformattedText"/>
      <text:p text:style-name="PreformattedText"><text:span text:style-name="SourceText"><text:s text:c="4"/>// Create a simple DataFrame</text:span></text:p>
      <text:p text:style-name="PreformattedText"><text:span text:style-name="SourceText"><text:s text:c="4"/>val data = Seq(("Ankit", 25), ("Ravi", 30), ("Sita", 28), ("John", 35))</text:span></text:p>
      <text:p text:style-name="PreformattedText"><text:span text:style-name="SourceText"><text:s text:c="4"/>val df = spark.createDataFrame(data)</text:span><text:span text:style-name="SourceText">.toDF("Name", "Age")</text:span></text:p>
      <text:p text:style-name="PreformattedText"/>
      <text:p text:style-name="PreformattedText"><text:span text:style-name="SourceText"><text:s text:c="4"/>// Show the DataFrame</text:span></text:p>
      <text:p text:style-name="PreformattedText"><text:span text:style-name="SourceText"><text:s text:c="4"/>df.show()</text:span></text:p>
      <text:p text:style-name="PreformattedText"/>
      <text:p text:style-name="PreformattedText"><text:span text:style-name="SourceText"><text:s text:c="4"/>// Perform a simple transformation: filtering rows where age is greater than 28</text:span></text:p>
      <text:p text:style-name="PreformattedText"><text:span text:style-name="SourceText"><text:s text:c="4"/>val filteredDf = df.filter(df("Age") &gt; 28)</text:span></text:p>
      <text:p text:style-name="PreformattedText"/>
      <text:p text:style-name="PreformattedText"><text:span text:style-name="SourceText"><text:s text:c="4"/>// Show the transformed DataFrame</text:span></text:p>
      <text:p text:style-name="PreformattedText"><text:span text:style-name="SourceText"><text:s text:c="4"/>filteredDf.show()</text:span></text:p>
      <text:p text:style-name="PreformattedText"/>
      <text:p text:style-name="PreformattedText"><text:span text:style-name="SourceText"><text:s text:c="4"/>// Stop Spark session</text:span></text:p>
      <text:p text:style-name="PreformattedText"><text:span text:style-name="SourceText"><text:s text:c="4"/>spark.stop()</text:span></text:p>
      <text:p text:style-name="PreformattedText"><text:span text:style-name="SourceText"><text:s text:c="2"/>}</text:span></text:p>
      <text:p text:style-name="P14"><text:span text:style-name="SourceText">}</text:span></text:p>
      <text:h text:style-name="Heading4" text:outline-level="4"><text:span text:style-name="StrongEmphasis">Expected Output:</text:span></text:h>
      <text:p text:style-name="PreformattedText"><text:span text:style-name="SourceText">+-----+---+</text:span></text:p>
      <text:p text:style-name="PreformattedText"><text:span text:style-name="SourceText">| Name|Age|</text:span></text:p>
      <text:p text:style-name="PreformattedText"><text:span text:style-name="SourceText">+-----+---+</text:span></text:p>
      <text:p text:style-name="PreformattedText"><text:span text:style-name="SourceText">|Ankit| 25|</text:span></text:p>
      <text:p text:style-name="PreformattedText"><text:span text:style-name="SourceText">| Ravi| 30|</text:span></text:p>
      <text:p text:style-name="PreformattedText"><text:span text:style-name="SourceText">| Sita| 28|</text:span></text:p>
      <text:p text:style-name="PreformattedText"><text:span text:style-name="SourceText">| John| 35|</text:span></text:p>
      <text:p text:style-name="PreformattedText"><text:span text:style-name="SourceText">+-----+---+</text:span></text:p>
      <text:p text:style-name="PreformattedText"/>
      <text:p text:style-name="PreformattedText"><text:span text:style-name="SourceText">+-----+---+</text:span></text:p>
      <text:p text:style-name="PreformattedText"><text:span text:style-name="SourceText">| Name|Age|</text:span></text:p>
      <text:p text:style-name="PreformattedText"><text:span text:style-name="SourceText">+-----+---+</text:span></text:p>
      <text:p text:style-name="PreformattedText"><text:span text:style-name="SourceText">| Ravi| 30|</text:span></text:p>
      <text:p text:style-name="PreformattedText"><text:span text:style-name="SourceText">| John| 35|</text:span></text:p>
      <text:p text:style-name="P15"><text:span text:style-name="SourceText">+-----+---+</text:span></text:p>
      <text:p text:style-name="HorizontalLine"/>
      <text:h text:style-name="Heading3" text:outline-level="3"><text:span text:style-name="StrongEmphasis">8. Install and<text:s/></text:span><text:span text:style-name="StrongEmphasis">Check Java Version:</text:span></text:h>
      <text:p text:style-name="P16"><text:span text:style-name="SourceText">$ java -version</text:span></text:p>
      <text:h text:style-name="Heading4" text:outline-level="4"><text:span text:style-name="StrongEmphasis">Output:</text:span></text:h>
      <text:p text:style-name="PreformattedText"><text:span text:style-name="SourceText">java version "1.8.0_251"</text:span></text:p>
      <text:soft-page-break/>
      <text:p text:style-name="PreformattedText"><text:span text:style-name="SourceText">Java(TM) SE Runtime Environment (build 1.8.0_251-b08)</text:span></text:p>
      <text:p text:style-name="P17"><text:span text:style-name="SourceText">Java HotSpot(TM) 64-Bit Server VM (build 25.251-b08, mixed mode)</text:span></text:p>
      <text:p text:style-name="HorizontalLine"/>
      <text:h text:style-name="Heading3" text:outline-level="3"><text:span text:style-name="StrongEmphasis">9. Install Scala on Ubuntu:</text:span></text:h>
      <text:p text:style-name="PreformattedText"><text:span text:style-name="SourceText">$ cd ~/Downloads</text:span></text:p>
      <text:p text:style-name="PreformattedText"><text:span text:style-name="SourceText">$ wget http://www.scal</text:span><text:span text:style-name="SourceText">a-lang.org/files/archive/scala-2.11.7.deb</text:span></text:p>
      <text:p text:style-name="PreformattedText"><text:span text:style-name="SourceText">$ sudo dpkg -i scala-2.11.7.deb</text:span></text:p>
      <text:p text:style-name="P18"><text:span text:style-name="SourceText">$ scala –version</text:span></text:p>
      <text:h text:style-name="Heading4" text:outline-level="4"><text:span text:style-name="StrongEmphasis">Output:</text:span></text:h>
      <text:p text:style-name="P19"><text:span text:style-name="SourceText">Scala code runner version 2.11.7 -- Copyright 2002-2015, LAMP/EPFL</text:span></text:p>
      <text:p text:style-name="HorizontalLine"/>
      <text:p text:style-name="Textbody"/>
      <text:h text:style-name="Heading3" text:outline-level="3"><text:span text:style-name="StrongEmphasis">Scala Program using Apache Spark:</text:span></text:h>
      <text:p text:style-name="PreformattedText"><text:span text:style-name="SourceText">// Importing Spark libraries</text:span></text:p>
      <text:p text:style-name="PreformattedText"><text:span text:style-name="SourceText">import<text:s/></text:span><text:span text:style-name="SourceText">org.apache.spark.sql.SparkSession</text:span></text:p>
      <text:p text:style-name="PreformattedText"/>
      <text:p text:style-name="PreformattedText"><text:span text:style-name="SourceText">object SparkExample {</text:span></text:p>
      <text:p text:style-name="PreformattedText"><text:span text:style-name="SourceText"><text:s text:c="2"/>def main(args: Array[String]): Unit = {</text:span></text:p>
      <text:p text:style-name="PreformattedText"><text:span text:style-name="SourceText"><text:s text:c="4"/>// Initialize Spark session</text:span></text:p>
      <text:p text:style-name="PreformattedText"><text:span text:style-name="SourceText"><text:s text:c="4"/>val spark = SparkSession.builder()</text:span></text:p>
      <text:p text:style-name="PreformattedText"><text:span text:style-name="SourceText"><text:s text:c="6"/>.appName("Simple Spark Example")</text:span></text:p>
      <text:p text:style-name="PreformattedText"><text:span text:style-name="SourceText"><text:s text:c="6"/>.master("local")</text:span></text:p>
      <text:p text:style-name="PreformattedText"><text:span text:style-name="SourceText"><text:s text:c="6"/>.getOrCreate()</text:span></text:p>
      <text:p text:style-name="PreformattedText"/>
      <text:p text:style-name="PreformattedText"><text:span text:style-name="SourceText"><text:s text:c="2"/></text:span><text:span text:style-name="SourceText"><text:s text:c="2"/>// Create a simple DataFrame</text:span></text:p>
      <text:p text:style-name="PreformattedText"><text:span text:style-name="SourceText"><text:s text:c="4"/>val data = Seq(("Ankit", 25), ("Ravi", 30), ("Sita", 28), ("John", 35))</text:span></text:p>
      <text:p text:style-name="PreformattedText"><text:span text:style-name="SourceText"><text:s text:c="4"/>val df = spark.createDataFrame(data).toDF("Name", "Age")</text:span></text:p>
      <text:p text:style-name="PreformattedText"/>
      <text:p text:style-name="PreformattedText"><text:span text:style-name="SourceText"><text:s text:c="4"/>// Show the DataFrame</text:span></text:p>
      <text:p text:style-name="PreformattedText"><text:span text:style-name="SourceText"><text:s text:c="4"/>df.show()</text:span></text:p>
      <text:p text:style-name="PreformattedText"/>
      <text:p text:style-name="PreformattedText"><text:span text:style-name="SourceText"><text:s text:c="4"/>// Perform a simple transformation: filter</text:span><text:span text:style-name="SourceText">ing rows where age is greater than 28</text:span></text:p>
      <text:p text:style-name="PreformattedText"><text:span text:style-name="SourceText"><text:s text:c="4"/>val filteredDf = df.filter(df("Age") &gt; 28)</text:span></text:p>
      <text:p text:style-name="PreformattedText"/>
      <text:p text:style-name="PreformattedText"><text:span text:style-name="SourceText"><text:s text:c="4"/>// Show the transformed DataFrame</text:span></text:p>
      <text:p text:style-name="PreformattedText"><text:span text:style-name="SourceText"><text:s text:c="4"/>filteredDf.show()</text:span></text:p>
      <text:p text:style-name="PreformattedText"/>
      <text:p text:style-name="PreformattedText"><text:span text:style-name="SourceText"><text:s text:c="4"/>// Stop Spark session</text:span></text:p>
      <text:p text:style-name="PreformattedText"><text:span text:style-name="SourceText"><text:s text:c="4"/>spark.stop()</text:span></text:p>
      <text:p text:style-name="PreformattedText"><text:span text:style-name="SourceText"><text:s text:c="2"/>}</text:span></text:p>
      <text:p text:style-name="P20"><text:span text:style-name="SourceText">}</text:span></text:p>
      <text:p text:style-name="HorizontalLine"/>
      <text:h text:style-name="Heading3" text:outline-level="3"><text:span text:style-name="StrongEmphasis">Expected Output:</text:span></text:h>
      <text:p text:style-name="PreformattedText"><text:span text:style-name="SourceText">+-----+---+</text:span></text:p>
      <text:p text:style-name="PreformattedText"><text:span text:style-name="SourceText">| Name|Age|</text:span></text:p>
      <text:p text:style-name="PreformattedText"><text:span text:style-name="SourceText">+-----+---+</text:span></text:p>
      <text:p text:style-name="PreformattedText"><text:span text:style-name="SourceText">|Ankit| 25|</text:span></text:p>
      <text:p text:style-name="PreformattedText"><text:span text:style-name="SourceText">| Ravi| 30|</text:span></text:p>
      <text:p text:style-name="PreformattedText"><text:span text:style-name="SourceText">| Sita| 28|</text:span></text:p>
      <text:p text:style-name="PreformattedText"><text:span text:style-name="SourceText">| John| 35|</text:span></text:p>
      <text:p text:style-name="PreformattedText"><text:span text:style-name="SourceText">+-----+---+</text:span></text:p>
      <text:p text:style-name="PreformattedText"/>
      <text:p text:style-name="PreformattedText"><text:span text:style-name="SourceText">+-----+---+</text:span></text:p>
      <text:p text:style-name="PreformattedText"><text:span text:style-name="SourceText">| Name|Age|</text:span></text:p>
      <text:p text:style-name="PreformattedText"><text:span text:style-name="SourceText">+-----+---+</text:span></text:p>
      <text:p text:style-name="PreformattedText"><text:span text:style-name="SourceText">| Ravi| 30|</text:span></text:p>
      <text:p text:style-name="PreformattedText"><text:span text:style-name="SourceText">| John| 35|</text:span></text:p>
      <text:p text:style-name="P21"><text:span text:style-name="SourceText">+-----+---+</text:span></text:p>
      <text:p text:style-name="HorizontalLine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5%"/>
      <style:text-properties style:font-name="Calibri" style:font-name-asian="Calibri" style:font-name-complex="Times New Roman" fo:font-size="11pt" style:font-size-asian="11pt" style:font-size-complex="11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lainText" style:display-name="Plain Text" style:family="paragraph" style:parent-style-name="Standard">
      <style:paragraph-properties fo:margin-bottom="0in" fo:line-height="100%"/>
      <style:text-properties style:font-name="Consolas" style:font-name-asian="Consolas" style:font-name-complex="Consolas" fo:font-size="10.5pt" style:font-size-asian="10.5pt" style:font-size-complex="10.5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PlainTextChar" style:display-name="Plain Text Char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0423in" fo:margin-bottom="1in" fo:margin-right="1.0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ord</meta:initial-creator>
    <dc:creator>Aditya Rajput</dc:creator>
    <meta:creation-date>2025-02-21T14:34:00Z</meta:creation-date>
    <dc:date>2025-04-12T07:58:00Z</dc:date>
    <meta:template xlink:href="Normal.dotm" xlink:type="simple"/>
    <meta:editing-cycles>8</meta:editing-cycles>
    <meta:editing-duration>PT360S</meta:editing-duration>
    <meta:document-statistic meta:page-count="5" meta:paragraph-count="7" meta:word-count="526" meta:character-count="3522" meta:row-count="25" meta:non-whitespace-character-count="3003"/>
  </office:meta>
</office:document-meta>
</file>